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Home tab information, that's where I start yeah?</text:span></text:p>
      <text:p text:style-name="P1"><text:span text:style-name="T1"><text:tab/>MODERATOR: Yes</text:span></text:p>
      <text:p text:style-name="P1"><text:span text:style-name="T1"><text:tab/>Okay, so ... are we ready to start? Yeah okay.</text:span></text:p>
      <text:p text:style-name="P1"><text:span text:style-name="T1"><text:s text:c="4"/>1.a Was the information presented enough for you to get an overall understanding of the SERDIF framework?</text:span></text:p>
      <text:p text:style-name="P1"><text:span text:style-name="T1"><text:s text:c="4"/><text:tab/>Okay, yeah. I already </text:span>knew<text:span text:style-name="T1"> what I was </text:span>doing but<text:span text:style-name="T1"> it tells me again quite well what's doing.</text:span></text:p>
      <text:p text:style-name="P1"><text:span text:style-name="T1"><text:s text:c="4"/><text:tab/>Okay, what was the other question?</text:span></text:p>
      <text:p text:style-name="P1"><text:span text:style-name="T1"><text:s text:c="4"/>1.b If not, what information would you add?</text:span></text:p>
      <text:p text:style-name="P1"><text:span text:style-name="T1"><text:s text:c="4"/><text:tab/>I can't think of what else needs to be added but then again, I am coming from a background of knowing about this stuff.</text:span></text:p>
      <text:p text:style-name="P1"><text:span text:style-name="T1"><text:s text:c="4"/><text:tab/>Okay so ...</text:span></text:p>
      <text:p text:style-name="P1"><text:span text:style-name="T1">2 Login with the credentials provided in the invitation email.</text:span></text:p>
      <text:p text:style-name="P1"><text:span text:style-name="T1"><text:tab/>Sign in ... I think I typed that correctly ... okay</text:span></text:p>
      <text:p text:style-name="P1"><text:span text:style-name="T1">3 Submit a query using the input options available in the ‘Query’ tab on the left panel. </text:span></text:p>
      <text:p text:style-name="P1"><text:span text:style-name="T1"><text:tab/>Okay, sorry I have to go back here.</text:span></text:p>
      <text:p text:style-name="P1"><text:span text:style-name="T1"><text:s text:c="4"/>3.a Please explain and justify aloud the specific choices that you make.</text:span></text:p>
      <text:p text:style-name="P1"><text:span text:style-name="T1"><text:tab/><text:tab/>Case study: example events in Ireland, that was very hard (joking).</text:span></text:p>
      <text:p text:style-name="P1"><text:span text:style-name="T1"><text:tab/><text:tab/>Let's go with definite events in Galway.</text:span></text:p>
      <text:p text:style-name="P1"><text:span text:style-name="T1"><text:tab/><text:tab/>Let's go with a shortish time window like 4 days. Although if this was vasculitis we would want a longer one, but that's alright.</text:span></text:p>
      <text:p text:style-name="P1"><text:span text:style-name="T1"><text:tab/><text:tab/>Time window lag, so this presumably means that I can go back to let's say.</text:span></text:p>
      <text:p text:style-name="P1"><text:span text:style-name="T1"><text:tab/><text:tab/>Okay wait, time window length ... I might have a window length of a week and this presumably allows me to go back and say starting two weeks before the event.</text:span></text:p>
      <text:p text:style-name="P1"><text:soft-page-break/><text:span text:style-name="T1"><text:tab/><text:tab/>Now, what's not clear for me is whether the time window starts 14 days ago or starts 14+7 days ago. I will go with something in the middle here so now it will be three around three weeks ago but that's not entirely clear.</text:span></text:p>
      <text:p text:style-name="P1"><text:span text:style-name="T1"><text:tab/><text:tab/>Okay, I might as well click for data availability I think.</text:span></text:p>
      <text:p text:style-name="P1"><text:span text:style-name="T1"><text:tab/><text:tab/>Okay, 6 events and 4 data sets, that seems enough to me.</text:span></text:p>
      <text:p text:style-name="P1"><text:span text:style-name="T1"><text:tab/><text:tab/>You can tell me if I should have more events but that seems okay to me.</text:span></text:p>
      <text:p text:style-name="P1"><text:span text:style-name="T1"><text:tab/><text:tab/>And temporal units ... I think I will go with days just because I am not sure that the things that happen every hour matter much to this.</text:span></text:p>
      <text:p text:style-name="P1"><text:span text:style-name="T1"><text:tab/><text:tab/>And aggregation ... </text:span>Mmmm<text:span text:style-name="T1"> ... we will go with mean.</text:span></text:p>
      <text:p text:style-name="P1"><text:span text:style-name="T1"><text:tab/><text:tab/>Okay, so I think that might have been the end of that task I think.</text:span></text:p>
      <text:p text:style-name="P1"><text:span text:style-name="T1"><text:s text:c="4"/>3.b Are the query input options clear to you?</text:span></text:p>
      <text:p text:style-name="P1"><text:span text:style-name="T1"><text:s text:c="4"/><text:tab/>I told you about the one that wasn't.</text:span></text:p>
      <text:p text:style-name="P1"><text:span text:style-name="T1"><text:s text:c="4"/>3.c Would you add any extra information to get a better understanding?</text:span></text:p>
      <text:p text:style-name="P1"><text:span text:style-name="T1"><text:s text:c="4"/><text:tab/></text:span>Apart<text:span text:style-name="T1"> from that I think we are okay.</text:span></text:p>
      <text:p text:style-name="P1"><text:span text:style-name="T1"><text:s text:c="4"/>3.d After completing all the inputs, please click the ‘Submit’ button once</text:span></text:p>
      <text:p text:style-name="P1"><text:span text:style-name="T1"><text:s text:c="4"/><text:tab/>Okay so task completed, alright.</text:span></text:p>
      <text:p text:style-name="P1"><text:span text:style-name="T1">4 Explore the ‘Q1’ tab generated after submitting a query. </text:span></text:p>
      <text:p text:style-name="P1"><text:span text:style-name="T1"><text:tab/>Okay let me see what I can find over here.</text:span></text:p>
      <text:p text:style-name="P1"><text:span text:style-name="T1"><text:tab/>Uff lots of information ... okay here there is data ...</text:span></text:p>
      <text:p text:style-name="P1"><text:span text:style-name="T1"><text:s text:c="4"/>4.a Read the information provided in the introductory paragraph.</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4.c Click the following buttons:</text:span></text:p>
      <text:p text:style-name="P1"><text:span text:style-name="T1"><text:s text:c="8"/>c.i Data Provenance</text:span></text:p>
      <text:p text:style-name="P1"><text:span text:style-name="T1"><text:s text:c="8"/><text:tab/>My memory is that there were 4 events of interest and you are giving me back ... I don't remember choosing if I wanted weather or pollution but that's fine I didn't miss anything important.</text:span></text:p>
      <text:p text:style-name="P1"><text:soft-page-break/><text:span text:style-name="T1"><text:s text:c="8"/><text:tab/>So that's okay, you have given me some weather and some pollution information ... humidity ...</text:span></text:p>
      <text:p text:style-name="P1"><text:span text:style-name="T1"><text:s text:c="8"/><text:tab/>So the bit now I am wondering about is ... Oh yeah I </text:span>see the<text:span text:style-name="T1"> events now: event-259, event-114 ... So these are 4 different people that had events happening to them. I am seeing three there.</text:span></text:p>
      <text:p text:style-name="P1"><text:span text:style-name="T1"><text:s text:c="8"/><text:tab/>Ups what happened there.</text:span></text:p>
      <text:p text:style-name="P1"><text:span text:style-name="T1"><text:s text:c="8"/><text:tab/>I am guessing that the other person is here ... Ups ...</text:span></text:p>
      <text:p text:style-name="P1"><text:span text:style-name="T1"><text:s text:c="8"/><text:tab/>So why did I think there were 4 events, I must have missed that ... there is event-490 ... 2, 3, 4, 5, 6 (the participant is counting the events) ...</text:span></text:p>
      <text:p text:style-name="P1"><text:span text:style-name="T1"><text:s text:c="8"/><text:tab/>Oh maybe I saw 6 events or maybe it was 6 events and 4 data sets.</text:span></text:p>
      <text:p text:style-name="P1"><text:span text:style-name="T1"><text:s text:c="8"/><text:tab/></text:span>Okay, I am misremembering<text:span text:style-name="T1">, my memory is poor.</text:span></text:p>
      <text:p text:style-name="P1"><text:span text:style-name="T1"><text:s text:c="8"/><text:tab/>Okay I can understand what's going on here.</text:span></text:p>
      <text:p text:style-name="P1"><text:span text:style-name="T1"><text:s text:c="8"/><text:tab/>For each of the days we have ...</text:span></text:p>
      <text:p text:style-name="P1"><text:span text:style-name="T1"><text:s text:c="8"/><text:tab/>MODERATOR: If you don't mind this would be the next task, could you do task 4 first please?</text:span></text:p>
      <text:p text:style-name="P1"><text:span text:style-name="T1"><text:s text:c="8"/><text:tab/>Okay, yeah sorry.</text:span></text:p>
      <text:p text:style-name="P1"><text:span text:style-name="T1"><text:s text:c="8"/><text:tab/>Data provenance, so where did this information come from in relation to 6 events. </text:span></text:p>
      <text:p text:style-name="P1"><text:span text:style-name="T1"><text:s text:c="8"/><text:tab/>We have these data sets with big large numbers that don't mean much to me, but I guess they relate to Met Eireann or environmental agencies of some sort.</text:span></text:p>
      <text:p text:style-name="P1"><text:span text:style-name="T1"><text:s text:c="8"/><text:tab/>Okay that seems reasonable.</text:span></text:p>
      <text:p text:style-name="P1"><text:span text:style-name="T1"><text:s text:c="8"/>c.ii Data Lineage</text:span></text:p>
      <text:p text:style-name="P1"><text:span text:style-name="T1"><text:s text:c="8"/><text:tab/>The information there is pretty much identical, is it?</text:span></text:p>
      <text:p text:style-name="P1"><text:span text:style-name="T1"><text:s text:c="8"/><text:tab/>Sorry, I will go back to the tasks for a second to make sure I am not doing anything stupid.</text:span></text:p>
      <text:p text:style-name="P1"><text:span text:style-name="T1"><text:s text:c="8"/><text:tab/>(The participant reads the task again)</text:span></text:p>
      <text:p text:style-name="P1"><text:span text:style-name="T1"><text:s text:c="8"/><text:tab/>To me they look the same, but okay ...</text:span></text:p>
      <text:p text:style-name="P1"><text:span text:style-name="T1"><text:s text:c="8"/>c.iii Full Metadata Exploration</text:span></text:p>
      <text:p text:style-name="P1"><text:span text:style-name="T1"><text:s text:c="8"/><text:tab/>Okay, so again it seems that the information is the same.</text:span></text:p>
      <text:p text:style-name="P1"><text:soft-page-break/><text:span text:style-name="T1"><text:s text:c="8"/><text:tab/>As far as I can see, these three things are giving me the same information but I might be missing something.</text:span></text:p>
      <text:p text:style-name="P1"><text:span text:style-name="T1"><text:s text:c="8"/><text:tab/>Oh something happened there ...</text:span></text:p>
      <text:p text:style-name="P1"><text:span text:style-name="T1"><text:s text:c="8"/><text:tab/>Okay I thought the first time when I was looking at data provenance it looked different ... Oh yes it did.</text:span></text:p>
      <text:p text:style-name="P1"><text:span text:style-name="T1"><text:s text:c="8"/><text:tab/>There is something further down here that I am not seeing.</text:span></text:p>
      <text:p text:style-name="P1"><text:span text:style-name="T1"><text:s text:c="8"/><text:tab/>Okay, so this is the information about ... Well I don't know what this information is about ... Okay, so this information is about lots of more information about the data sets.</text:span></text:p>
      <text:p text:style-name="P1"><text:span text:style-name="T1"><text:s text:c="8"/><text:tab/>Okay, I'm sure if you cared that would be interesting.</text:span></text:p>
      <text:p text:style-name="P1"><text:span text:style-name="T1"><text:s text:c="8"/><text:tab/>The stuff on the bottom has different information.</text:span></text:p>
      <text:p text:style-name="P1"><text:span text:style-name="T1"><text:s text:c="8"/><text:tab/>Scrolling around </text:span>these<text:span text:style-name="T1"> little screens is not so easy and ... is there anything else?</text:span></text:p>
      <text:p text:style-name="P1"><text:span text:style-name="T1"><text:s text:c="8"/><text:tab/>I'm not sure what data provenance and lineage is but there is a lot of information definitely in there, which seems to relate to locations.</text:span></text:p>
      <text:p text:style-name="P1"><text:span text:style-name="T1"><text:s text:c="8"/><text:tab/>I am not sure if I need to make some sense of it except it looks like location data.</text:span></text:p>
      <text:p text:style-name="P1"><text:span text:style-name="T1"><text:s text:c="8"/><text:tab/>Okay I will go back here and I will assume I need to go further down.</text:span></text:p>
      <text:p text:style-name="P1"><text:span text:style-name="T1"><text:s text:c="8"/><text:tab/>Okay, there is some other stuff regarding metadata of what everything came from.</text:span></text:p>
      <text:p text:style-name="P1"><text:span text:style-name="T1"><text:s text:c="8"/><text:tab/>Okay as far as I can make out I think </text:span>I<text:span text:style-name="T1"> finished with this task ... Oh sorry, the questions.</text:span></text:p>
      <text:p text:style-name="P1"><text:span text:style-name="T1"><text:s text:c="4"/>4.d Can you say aloud how many data sets were used for each event in the Data Provenance table?</text:span></text:p>
      <text:p text:style-name="P1"><text:span text:style-name="T1"><text:s text:c="4"/><text:tab/>For each event, previously you said that there were 4 in total.</text:span></text:p>
      <text:p text:style-name="P1"><text:span text:style-name="T1"><text:s text:c="4"/><text:tab/>(The participant reads the task again)</text:span></text:p>
      <text:p text:style-name="P1"><text:span text:style-name="T1"><text:s text:c="4"/><text:tab/>Go back, go back ... The provenance ... I do not know why this is not looking the same each time.</text:span></text:p>
      <text:p text:style-name="P1"><text:span text:style-name="T1"><text:s text:c="4"/><text:tab/>1, 2, 3, 4 ... (The participant counts the data sets used for all the events)</text:span></text:p>
      <text:p text:style-name="P1"><text:span text:style-name="T1"><text:s text:c="4"/><text:tab/>Okay, I was a bit slow there.</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Okay so that presumably means I have to go through this stuff.</text:span></text:p>
      <text:p text:style-name="P1"><text:soft-page-break/><text:span text:style-name="T1"><text:s text:c="4"/><text:tab/>I would love to </text:span>search for it but<text:span text:style-name="T1"> I am not sure how this will work.</text:span></text:p>
      <text:p text:style-name="P1"><text:span text:style-name="T1"><text:s text:c="4"/><text:tab/>MODERATOR: Do you mind </text:span>reading the<text:span text:style-name="T1"> first paragraph again in the tab?</text:span></text:p>
      <text:p text:style-name="P1"><text:span text:style-name="T1"><text:s text:c="4"/><text:tab/>The first paragraph in the tab or the first here?</text:span></text:p>
      <text:p text:style-name="P1"><text:span text:style-name="T1"><text:s text:c="4"/><text:tab/>(The participant reads the task again)</text:span></text:p>
      <text:p text:style-name="P1"><text:span text:style-name="T1"><text:s text:c="4"/><text:tab/>Oh yeah, I was about to do that.</text:span></text:p>
      <text:p text:style-name="P1"><text:span text:style-name="T1"><text:s text:c="4"/><text:tab/>So I put this here ... It is not finding it.</text:span></text:p>
      <text:p text:style-name="P1"><text:span text:style-name="T1"><text:s text:c="4"/><text:tab/>Okay, whatever is going on here it is not looking in this window for what I am asking for.</text:span></text:p>
      <text:p text:style-name="P1"><text:span text:style-name="T1"><text:s text:c="4"/><text:tab/>So the only copy of this that </text:span>I am <text:span text:style-name="T1"><text:s/>finding is up there</text:span>.<text:span text:style-name="T1"> </text:span>So the simple<text:span text:style-name="T1"> answer is no, I cannot find the data use tab.</text:span></text:p>
      <text:p text:style-name="P1"><text:span text:style-name="T1"><text:s text:c="4"/><text:tab/>MODERATOR: try again in the third text box</text:span></text:p>
      <text:p text:style-name="P1"><text:span text:style-name="T1"><text:s text:c="4"/><text:tab/>So the one I am in now, right?</text:span></text:p>
      <text:p text:style-name="P1"><text:span text:style-name="T1"><text:s text:c="4"/><text:tab/>I think is probably a Firefox problem</text:span></text:p>
      <text:p text:style-name="P1"><text:span text:style-name="T1"><text:s text:c="4"/><text:tab/>MODERATOR: No, you have three matches of your search</text:span></text:p>
      <text:p text:style-name="P1"><text:span text:style-name="T1"><text:s text:c="4"/><text:tab/>Yeah, oh yeah. I tried that earlier and it did not work but it did work this time.</text:span></text:p>
      <text:p text:style-name="P1"><text:span text:style-name="T1"><text:s text:c="4"/><text:tab/>This is because I am bad at browsing.</text:span></text:p>
      <text:p text:style-name="P1"><text:span text:style-name="T1"><text:s text:c="4"/><text:tab/>Data use okay this is the answer ... (The participant reads the data use comment) ... Okay that's the answer to that one, sorry very slow.</text:span></text:p>
      <text:p text:style-name="P1"><text:span text:style-name="T1"><text:s text:c="4"/><text:tab/>And the second thing, the identification risk comment ... Okay, I will be way quicker this time. Here it is ... (The participant reads the identification risk comment) ... I have been very slow but I am getting better.</text:span></text:p>
      <text:p text:style-name="P1"><text:span text:style-name="T1"><text:s text:c="4"/><text:tab/>The license I guess is doing the same job here ... we will find out very soon ... creative commons license.</text:span></text:p>
      <text:p text:style-name="P1"><text:span text:style-name="T1"><text:s text:c="4"/><text:tab/>Okay, so I have now finished task 4.</text:span></text:p>
      <text:p text:style-name="P1"><text:span text:style-name="T1">5 Explore the data table displayed underneath the metadata buttons. </text:span></text:p>
      <text:p text:style-name="P1"><text:span text:style-name="T1"><text:s text:c="4"/>5.a Can you understand all the column headings when hovering over the abbreviations?</text:span></text:p>
      <text:p text:style-name="P1"><text:span text:style-name="T1"><text:s text:c="4"/><text:tab/>So we need to go back, I know it was down here somewhere.</text:span></text:p>
      <text:p text:style-name="P1"><text:soft-page-break/><text:span text:style-name="T1"><text:s text:c="4"/><text:tab/>The date of the events, this one has no hovering but I worked out that it is the identification for the event.</text:span></text:p>
      <text:p text:style-name="P1"><text:span text:style-name="T1"><text:s text:c="4"/><text:tab/>(The participant reads the column name descriptions)</text:span></text:p>
      <text:p text:style-name="P1"><text:span text:style-name="T1"><text:s text:c="4"/><text:tab/>I was able to do that.</text:span></text:p>
      <text:p text:style-name="P1"><text:span text:style-name="T1"><text:s text:c="4"/>5.b Do you understand the meaning of the cell background colors?</text:span></text:p>
      <text:p text:style-name="P1"><text:span text:style-name="T1"><text:s text:c="4"/><text:tab/>I am going to assume that the read ones are out of the ordinary but let me have another look.</text:span></text:p>
      <text:p text:style-name="P1"><text:span text:style-name="T1"><text:s text:c="4"/><text:tab/>It must say it somewhere ... Red ones are high and blue ones are low it says there ...</text:span></text:p>
      <text:p text:style-name="P1"><text:span text:style-name="T1"><text:s text:c="4"/><text:tab/>I guess it is something to </text:span>do with<text:span text:style-name="T1"> standard deviations or something.</text:span></text:p>
      <text:p text:style-name="P1"><text:span text:style-name="T1"><text:s text:c="4"/><text:tab/>Yeah okay, I did understand that.</text:span></text:p>
      <text:p text:style-name="P1"><text:span text:style-name="T1"><text:s text:c="4"/>5.c Can you hide columns by using the eye icon next to the column heading or by using the ‘Toggle Columns’ button?</text:span></text:p>
      <text:p text:style-name="P1"><text:span text:style-name="T1"><text:s text:c="4"/><text:tab/>Yes, I guess I can do that. I really don't care about any pollution because there is nothing there so </text:span>it's not that<text:span text:style-name="T1"> exciting.</text:span></text:p>
      <text:p text:style-name="P1"><text:span text:style-name="T1"><text:s text:c="4"/><text:tab/>I presumably can change the ordering of that, yeah.</text:span></text:p>
      <text:p text:style-name="P1"><text:span text:style-name="T1"><text:s text:c="4"/><text:tab/>So now I have a weird order so I will go back to ordering it by event.</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7"/><text:tab/>The question is if I do understand what I am seeing but again I do because I am coming to this </text:span>with a lot<text:span text:style-name="T1"> of advantages knowing what we are trying to do. Like what the weather was for people who have some kind of event in the days leading to that event.</text:span></text:p>
      <text:p text:style-name="P1"><text:span text:style-name="T1"><text:s text:c="7"/><text:tab/>I am assuming that for each individual here I am getting ... (The participant counts the number of values per event) ... Okay so these are 8 days because I said I wanted days prior to this person's event. What I can tell then is that a person had an event on the 25th or 24th of July. I had long discussions about, </text:span>well it is not<text:span text:style-name="T1"> relevant to your study but, whether we should be providing this information in this form, but I guess if I know nothing else except that event and I don't know anything else about the person. Then we are not giving away any secrets.</text:span></text:p>
      <text:p text:style-name="P1"><text:span text:style-name="T1"><text:s text:c="4"/>5.e Say aloud if you would add any feature to the current display</text:span></text:p>
      <text:p text:style-name="P1"><text:span text:style-name="T1"><text:s text:c="4"/><text:tab/>No, </text:span>that's the task<text:span text:style-name="T1"> completed.</text:span></text:p>
      <text:p text:style-name="P1"><text:span text:style-name="T1">6 Explore the Heat map, Box Plot and Polar Plot tabs.</text:span></text:p>
      <text:p text:style-name="P1"><text:span text:style-name="T1"><text:tab/>Okay let's look at this ...</text:span></text:p>
      <text:p text:style-name="P1"><text:span text:style-name="T1"><text:tab/>There is probably a way of getting rid </text:span>of<text:span text:style-name="T1"> all of that up there but it's okay. Let me see if I can do that. </text:span>No, I cannot<text:span text:style-name="T1"> deal with all of that.</text:span></text:p>
      <text:p text:style-name="P1"><text:span text:style-name="T1"><text:tab/>Once I've dealt with all of this it would be quite nice to get rid off all of this because it is a bit in my way.</text:span></text:p>
      <text:p text:style-name="P1"><text:soft-page-break/><text:span text:style-name="T1"><text:tab/>But okay, yeah okay, so ...</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So I am going to do a heat map of the rain</text:span></text:p>
      <text:p text:style-name="P1"><text:span text:style-name="T1"><text:s text:c="4"/><text:tab/><text:tab/>Okay so here are my six events and my 8 days running up to the time of the event.</text:span></text:p>
      <text:p text:style-name="P1"><text:span text:style-name="T1"><text:s text:c="4"/><text:tab/><text:tab/>Yeah I get that,</text:span> these are<text:span text:style-name="T1"> the days and </text:span>these are<text:span text:style-name="T1"> the events.</text:span></text:p>
      <text:p text:style-name="P1"><text:span text:style-name="T1"><text:s text:c="4"/><text:tab/><text:tab/>This seems to be a squashed version of this essentially, which would be good if there would be a lot of events.</text:span></text:p>
      <text:p text:style-name="P1"><text:span text:style-name="T1"><text:s text:c="4"/><text:tab/><text:tab/>I am afraid it does not tell me much of the use of the impact of the rain for these events, probably because the time length is too short.</text:span></text:p>
      <text:p text:style-name="P1"><text:span text:style-name="T1"><text:s text:c="4"/><text:tab/><text:tab/>But anyway, </text:span>that seems<text:span text:style-name="T1"> perfectly acceptable.</text:span></text:p>
      <text:p text:style-name="P1"><text:span text:style-name="T1"><text:s text:c="4"/><text:tab/><text:tab/>Let's do a box plot of something else ...</text:span></text:p>
      <text:p text:style-name="P1"><text:span text:style-name="T1"><text:s text:c="4"/><text:tab/>Box plot</text:span></text:p>
      <text:p text:style-name="P1"><text:span text:style-name="T1"><text:s text:c="4"/><text:tab/><text:tab/>Okay let's choose something of interest like temperature.</text:span></text:p>
      <text:p text:style-name="P1"><text:span text:style-name="T1"><text:s text:c="4"/><text:tab/><text:tab/>This is telling me that presumably in the 8 days leading up to the event-418 there was a very cold temperature ... but there is quite a variation in temperatures, which is typical of Ireland, isn't it?</text:span></text:p>
      <text:p text:style-name="P1"><text:span text:style-name="T1"><text:s text:c="4"/><text:tab/><text:tab/>Well for the event-418 for the person event-418, whereas for the event-490 </text:span>happens<text:span text:style-name="T1"> after a very narrow temperature variation.</text:span></text:p>
      <text:p text:style-name="P1"><text:span text:style-name="T1"><text:s text:c="4"/><text:tab/><text:tab/>I don't think I need to say much more about that one.</text:span></text:p>
      <text:p text:style-name="P1"><text:span text:style-name="T1"><text:s text:c="4"/><text:tab/>Polar plot</text:span></text:p>
      <text:p text:style-name="P1"><text:span text:style-name="T1"><text:s text:c="4"/><text:tab/><text:tab/>Let's do another variable than rain or temperature.</text:span></text:p>
      <text:p text:style-name="P1"><text:span text:style-name="T1"><text:s text:c="4"/><text:tab/><text:tab/>There </text:span>were<text:span text:style-name="T1"> no PM10 values as far as I can remember.</text:span></text:p>
      <text:p text:style-name="P1"><text:span text:style-name="T1"><text:s text:c="4"/><text:tab/><text:tab/>I don't know what dew point means but let's look at that.</text:span></text:p>
      <text:p text:style-name="P1"><text:span text:style-name="T1"><text:s text:c="4"/><text:tab/><text:tab/>Uh lovely. Polar plots are good for wind direction and speed and I did not pick wind speed or wind direction so let me go back in a second.</text:span></text:p>
      <text:p text:style-name="P1"><text:soft-page-break/><text:span text:style-name="T1"><text:s text:c="4"/><text:tab/><text:tab/>Now that I remember what a polar plot is, okay. I don't see wind speed or direction there and that is probably because you have just done it.</text:span></text:p>
      <text:p text:style-name="P1"><text:span text:style-name="T1"><text:s text:c="4"/><text:tab/><text:tab/>So, what is this doing? I guess this is the total, 8 times 6 so 48 data wind speed and directions for the 8 days leading to the events.</text:span></text:p>
      <text:p text:style-name="P1"><text:span text:style-name="T1"><text:s text:c="4"/><text:tab/><text:tab/></text:span>If<text:span text:style-name="T1"> you were not a statistician you might say that there is some pattern going on here but I guess that we are in Ireland and most of the weather comes from the west and south-west. The strongest winds come from the south and south-west and that is why none of </text:span>these<text:span text:style-name="T1"> people had an event after a north-eastern wind because that is very rare.</text:span></text:p>
      <text:p text:style-name="P1"><text:span text:style-name="T1"><text:s text:c="4"/><text:tab/><text:tab/>Yeah, helpful information if there was more data that would be useful, I guess.</text:span></text:p>
      <text:p text:style-name="P1"><text:span text:style-name="T1"><text:s text:c="4"/><text:tab/><text:tab/>Slightly relevant that the polar plot is only relevant if you have wind direction and speed, and I did not pick that up after I had picked up dew point temperature. But that's okay.</text:span></text:p>
      <text:p text:style-name="P1"><text:span text:style-name="T1"><text:s text:c="4"/>6.c Say aloud if you would add any more visualizations to the current ones</text:span></text:p>
      <text:p text:style-name="P1"><text:span text:style-name="T1"><text:s text:c="4"/><text:tab/>I am not sure that I can answer that one really. Maybe trends but no, because we think that the environmental impact on weather is probably happening at the time, it could be because there was a change. So changes on </text:span>these<text:span text:style-name="T1"> variables over a period of time but I am not an expert in this so I don't know how you would visualize that. I am going to consider this task completed unless I am missing something.</text:span></text:p>
      <text:p text:style-name="P1"><text:span text:style-name="T1">7 Submit one more query with different input options from the ones used before.</text:span></text:p>
      <text:p text:style-name="P1"><text:span text:style-name="T1"><text:tab/>My memory would not be very good for this type of exercise.</text:span></text:p>
      <text:p text:style-name="P1"><text:span text:style-name="T1"><text:tab/></text:span>For<text:span text:style-name="T1"> example </text:span>events in Ireland<text:span text:style-name="T1"> ... Okay let's go for a different county and let's have a longer time window ... Well no, let's go for another time unit like hours to have a bit of variety.</text:span></text:p>
      <text:p text:style-name="P1"><text:span text:style-name="T1"><text:tab/>Okay, I thought it said earlier that I could choose another time window here ... Oh I need to check data availability first.</text:span></text:p>
      <text:p text:style-name="P1"><text:span text:style-name="T1"><text:tab/>Oh lots more data sets! Because it was Dublin, oh was planning to take Galway out but that might be the answer. </text:span>So maybe<text:span text:style-name="T1"> I leave Galway out, so let's check for data availability.</text:span></text:p>
      <text:p text:style-name="P1"><text:span text:style-name="T1"><text:tab/>No </text:span>data for<text:span text:style-name="T1"> Dublin, that's surprising.</text:span></text:p>
      <text:p text:style-name="P1"><text:span text:style-name="T1"><text:tab/>I will change this one as well and select more event types.</text:span></text:p>
      <text:p text:style-name="P1"><text:span text:style-name="T1"><text:tab/>It looks like I can add counties here which I haven't anticipated so let's just do Cork and Galway.</text:span></text:p>
      <text:p text:style-name="P1"><text:span text:style-name="T1"><text:tab/>Click to check data availability.</text:span></text:p>
      <text:p text:style-name="P1"><text:span text:style-name="T1"><text:tab/></text:span>Oh, there are too<text:span text:style-name="T1"> many cases now.</text:span></text:p>
      <text:p text:style-name="P1"><text:span text:style-name="T1"><text:tab/>MODERATOR: If you could reduce the events or the locations as it is too much for the memory</text:span></text:p>
      <text:p text:style-name="P1"><text:span text:style-name="T1"><text:tab/>Yeah, I didn't mean to put that one in. Let's get rid of those ones again.</text:span></text:p>
      <text:p text:style-name="P1"><text:span text:style-name="T1"><text:tab/>I will just do Cork but I was surprised about Dublin.</text:span></text:p>
      <text:p text:style-name="P1"><text:span text:style-name="T1"><text:s text:c="4"/>7.a Answer aloud the following questions:</text:span></text:p>
      <text:p text:style-name="P1"><text:soft-page-break/><text:span text:style-name="T1"><text:s text:c="8"/>a.i Which individual event uses the most data sets between Q1 and Q2?</text:span></text:p>
      <text:p text:style-name="P1"><text:span text:style-name="T1"><text:s text:c="8"/><text:tab/>So as far as I can make out all of my events used 4 data sets so I will have to check on the second one.</text:span></text:p>
      <text:p text:style-name="P1"><text:span text:style-name="T1"><text:s text:c="8"/><text:tab/>Okay so the answer to the first one is that his one is using more data sets. Oh no you wanted the event that was using the most but I suspect all of the events will be using the same amount of data sets.</text:span></text:p>
      <text:p text:style-name="P1"><text:span text:style-name="T1"><text:s text:c="8"/><text:tab/>I was going to change this to hours but I probably end up regretting that. Let me go back and change this.</text:span></text:p>
      <text:p text:style-name="P1"><text:span text:style-name="T1"><text:s text:c="8"/><text:tab/>Okay now I have 24 hours per one.</text:span></text:p>
      <text:p text:style-name="P1"><text:span text:style-name="T1"><text:s text:c="8"/><text:tab/>I will click on check data availability.</text:span></text:p>
      <text:p text:style-name="P1"><text:span text:style-name="T1"><text:s text:c="8"/><text:tab/>Okay so hours and mean.</text:span></text:p>
      <text:p text:style-name="P1"><text:span text:style-name="T1"><text:s text:c="8"/><text:tab/>So I am going to read back the tasks in a second while this loads.</text:span></text:p>
      <text:p text:style-name="P1"><text:span text:style-name="T1"><text:s text:c="8"/><text:tab/>(The participant reads the tasks again)</text:span></text:p>
      <text:p text:style-name="P1"><text:span text:style-name="T1"><text:s text:c="8"/><text:tab/>Okay, so here there's the data and I need to find the full metadata exploration.</text:span></text:p>
      <text:p text:style-name="P1"><text:span text:style-name="T1"><text:s text:c="8"/><text:tab/>MODERATOR: We got </text:span>an exceeding<text:span text:style-name="T1"> memory issue, let's refresh the dashboard and quickly submit two queries again.</text:span></text:p>
      <text:p text:style-name="P1"><text:span text:style-name="T1"><text:s text:c="8"/><text:tab/>Okay sure, oh query 1 is still up there I did not notice that. That was not immediately obvious to me so there is something to remember.</text:span></text:p>
      <text:p text:style-name="P1"><text:span text:style-name="T1"><text:s text:c="8"/><text:tab/>I am going to refresh and submit the two queries then.</text:span></text:p>
      <text:p text:style-name="P1"><text:span text:style-name="T1"><text:s text:c="8"/><text:tab/>So we have fewer data sets related to Wexford than Galway, which I do not know why this </text:span>happens<text:span text:style-name="T1"> but we can come back at it another day.</text:span></text:p>
      <text:p text:style-name="P1"><text:span text:style-name="T1"><text:s text:c="8"/><text:tab/>Okay so now we have Q1 and Q2. I would have </text:span>missed<text:span text:style-name="T1"> this bit that there were multiple queries across the top here.</text:span></text:p>
      <text:p text:style-name="P1"><text:span text:style-name="T1"><text:s text:c="8"/><text:tab/>The data provenance suggests that there are 3 data sets here in Q2 while there were 4 for the other ones.</text:span></text:p>
      <text:p text:style-name="P1"><text:span text:style-name="T1"><text:s text:c="8"/>a.ii Do both data sets (Q1 and Q2) have the same license?</text:span></text:p>
      <text:p text:style-name="P1"><text:span text:style-name="T1"><text:s text:c="8"/><text:tab/>So if I can remember it was creative commons.</text:span></text:p>
      <text:p text:style-name="P1"><text:span text:style-name="T1"><text:s text:c="8"/><text:tab/>Okay so now I'm going to search in the full metadata exploration for the word license.</text:span></text:p>
      <text:p text:style-name="P1"><text:span text:style-name="T1"><text:s text:c="8"/><text:tab/>Okay so it is creative commons. This one is the same license as the previous one. <text:s text:c="7"/><text:tab/></text:span></text:p>
      <text:p text:style-name="P1"><text:span text:style-name="T1"><text:s text:c="8"/>a.iii Which of the data tables (Q1 and Q2) seem to have more extreme values (i.e., more colored cell backgrounds)?</text:span></text:p>
      <text:p text:style-name="P1"><text:soft-page-break/><text:span text:style-name="T1"><text:s text:c="8"/><text:tab/>The extreme values, I have to look at the values and they are down here somewhere.</text:span></text:p>
      <text:p text:style-name="P1"><text:span text:style-name="T1"><text:s text:c="8"/><text:tab/>My sense is that there are slightly more red values up here than in the other. Oh well, there are more blues here </text:span>and a similar<text:span text:style-name="T1"> amount of reds ... So this one here has more extreme values, which is Q1.</text:span></text:p>
      <text:p text:style-name="P1"><text:span text:style-name="T1"><text:s text:c="4"/>7.b Choose one of the following plots from Heat map, Box Plot and Polar Plot tabs and compare aloud Q1 and Q2 plots. </text:span></text:p>
      <text:p text:style-name="P1"><text:span text:style-name="T1"><text:s text:c="4"/><text:tab/>So I can just pick one of them, okay.</text:span></text:p>
      <text:p text:style-name="P1"><text:span text:style-name="T1"><text:s text:c="4"/><text:tab/>I quite like the polar plot so let's go to Q2 and load the same plot.</text:span></text:p>
      <text:p text:style-name="P1"><text:span text:style-name="T1"><text:s text:c="4"/><text:tab/>I think it doesn't matter what I pick, which </text:span>is a bit<text:span text:style-name="T1"> confusing.</text:span></text:p>
      <text:p text:style-name="P1"><text:span text:style-name="T1"><text:s text:c="4"/><text:tab/>Surprise, surprise it is not so windy in Wexford, which is what I would expect as it is not in the west coast as Galway.</text:span></text:p>
      <text:p text:style-name="P1"><text:span text:style-name="T1"><text:s text:c="4"/><text:tab/>One of the days prior to somebody getting their event there was a strong north-eastern wind, which is unusual.</text:span></text:p>
      <text:p text:style-name="P1"><text:span text:style-name="T1"><text:s text:c="4"/><text:tab/>But yeah, I think I have done some </text:span>comparisons<text:span text:style-name="T1"> there. Okay so I did a bit of that.</text:span></text:p>
      <text:p text:style-name="P1"><text:span text:style-name="T1"><text:s text:c="4"/>7.c Say aloud if you would add any other feature to help you comprehend better the data at this point</text:span></text:p>
      <text:p text:style-name="P1"><text:span text:style-name="T1"><text:s text:c="4"/><text:tab/></text:span>No, I can't<text:span text:style-name="T1"> think of anything else other than maybe </text:span>seeing<text:span text:style-name="T1"> trends. I suppose the plots </text:span>on the<text:span text:style-name="T1"> other </text:span>side are like<text:span text:style-name="T1"> the box plots, you would know but I don't know how you would do. There is no temporal aspect to it ... So you would not know when the interesting winds happen but if you had enough data you might see a pattern.</text:span></text:p>
      <text:p text:style-name="P1"><text:span text:style-name="T1"><text:s text:c="4"/><text:tab/>Oh </text:span>no, something<text:span text:style-name="T1"> </text:span>struck<text:span text:style-name="T1"> me suddenly, I was assuming that the values out here </text:span>were<text:span text:style-name="T1"> strong but now I am thinking they have something else. The colored tile is not stronger the more wind there is. Ah this is telling how much rain there was! So we have the rain, wind speed and direction.</text:span></text:p>
      <text:p text:style-name="P1"><text:span text:style-name="T1"><text:s text:c="4"/><text:tab/>Okay I did not catch this the first time. This is a very strong dry north-eastern windy day and this is a very strong rainy south day. I would not expect that all the rain would come from over here but I think it's fine. And here </text:span>it<text:span text:style-name="T1"> was a calm, not very windy </text:span>or<text:span text:style-name="T1"> rainy day.</text:span></text:p>
      <text:p text:style-name="P1"><text:span text:style-name="T1"><text:s text:c="4"/><text:tab/>Okay I think I've done that one </text:span>completely<text:span text:style-name="T1">.</text:span></text:p>
      <text:p text:style-name="P1"><text:span text:style-name="T1">8 Export/download the metadata and data from the first query (Q1)</text:span></text:p>
      <text:p text:style-name="P1"><text:span text:style-name="T1"><text:tab/>Okay so you want me to export ... And I guess I will use these buttons</text:span></text:p>
      <text:p text:style-name="P1"><text:span text:style-name="T1"><text:s text:c="4"/>8.a FAIR data and metadata</text:span></text:p>
      <text:p text:style-name="P1"><text:span text:style-name="T1"><text:s text:c="4"/><text:tab/>Okay I think that happened</text:span></text:p>
      <text:p text:style-name="P1"><text:span text:style-name="T1"><text:s text:c="4"/><text:tab/>The metadata file looks different but you probably cannot see my downloads.</text:span></text:p>
      <text:p text:style-name="P1"><text:span text:style-name="T1"><text:s text:c="4"/><text:tab/>It is a ttl file for the metadata and a RDF file for the data, fair enough.</text:span></text:p>
      <text:p text:style-name="P1"><text:span text:style-name="T1"><text:s text:c="4"/>8.b Data provenance and Data table as CSV files</text:span></text:p>
      <text:p text:style-name="P1"><text:soft-page-break/><text:span text:style-name="T1"><text:s text:c="4"/><text:tab/>Ah yes I missed this one.</text:span></text:p>
      <text:p text:style-name="P1"><text:span text:style-name="T1"><text:s text:c="4"/><text:tab/>(The participant reads the task again)</text:span></text:p>
      <text:p text:style-name="P1"><text:span text:style-name="T1"><text:s text:c="4"/><text:tab/>I am going to try this </text:span>here. There's<text:span text:style-name="T1"> an export button so I might just click that.</text:span></text:p>
      <text:p text:style-name="P1"><text:span text:style-name="T1"><text:s text:c="4"/><text:tab/>Okay so I got a CSV file.</text:span></text:p>
      <text:p text:style-name="P1"><text:span text:style-name="T1"><text:s text:c="4"/><text:tab/>I won't open it though.</text:span></text:p>
      <text:p text:style-name="P1"><text:span text:style-name="T1"><text:s text:c="4"/><text:tab/>The data might have an export button too. Oh here I missed that the first time.</text:span></text:p>
      <text:p text:style-name="P1"><text:span text:style-name="T1"><text:s text:c="4"/>8.c Export all data tables at once in the ‘Download All’ tab in the left panel</text:span></text:p>
      <text:p text:style-name="P1"><text:span text:style-name="T1"><text:s text:c="4"/><text:tab/>Left panel is over here somewhere, my poor computer is going to be overwhelmed with data.</text:span></text:p>
      <text:p text:style-name="P1"><text:span text:style-name="T1"><text:s text:c="4"/><text:tab/>This one is taking a bit longer. So I have completed this now even though my computer is taking a bit to download the file.</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Yes, I know the answer to this one. The data is obviously why we are doing this and the metadata I could open and have a look to see what's in there.</text:span></text:p>
      <text:p text:style-name="P1"><text:span text:style-name="T1"><text:s text:c="4"/><text:tab/>I don't know what happens if you click on a ttl file, it says what do you want to do with this and I don't know what I want to do with this.</text:span></text:p>
      <text:p text:style-name="P1"><text:span text:style-name="T1"><text:s text:c="4"/><text:tab/>I will open it with the browser and see what it is. This is going beyond the task here but anyway. It is not offering me a browser.</text:span></text:p>
      <text:p text:style-name="P1"><text:span text:style-name="T1"><text:s text:c="4"/><text:tab/>Anyway, I believe this would be useful.</text:span></text:p>
      <text:p text:style-name="P1"><text:span text:style-name="T1"><text:s text:c="4"/><text:tab/>done that one, completed task 8.</text:span></text:p>
      <text:p text:style-name="P1"><text:span text:style-name="T1"><text:s text:c="4"/><text:tab/>MODERATOR: Would you mind reading again the sub tasks in task 8?</text:span></text:p>
      <text:p text:style-name="P1"><text:span text:style-name="T1">9 Finally, could you summarize verbally your </text:span>overall experience<text:span text:style-name="T1"> in completing these tasks using the SERDIF dashboard?</text:span></text:p>
      <text:p text:style-name="P1"><text:span text:style-name="T1"><text:tab/>Okay, so my first impression is that way better than the last time. I can't fully remember but I remember being confused and I found it difficult to connect what we were trying to do with what was going on in the dashboard. But I don't know why now but you probably remember.</text:span></text:p>
      <text:p text:style-name="P1"><text:span text:style-name="T1"><text:tab/>It is certainly better, not perfect but ... Could somebody come into this that did not have my background information, which is considerable, make sense of it?</text:span></text:p>
      <text:p text:style-name="P1"><text:span text:style-name="T1"><text:tab/>So going back to a couple of things, I think that there's a little bit of confusion here how the starting of the time window and the end of the time window and </text:span>how they<text:span text:style-name="T1"> relate to each other. It is slightly confusing that you can't see these things until you have checked for the data availability, and so kind of confused. Maybe you can add a note there, well there is a note that kind of </text:span>implies<text:span text:style-name="T1"> it. But that was a little bit confusing to me. </text:span></text:p>
      <text:p text:style-name="P1"><text:span text:style-name="T1"><text:tab/>I didn't know that the queries were going to appear and still be there so I thought I was going to remember that. But of course like this it makes more sense but still it was a bit confusing.</text:span></text:p>
      <text:p text:style-name="P1"><text:soft-page-break/><text:span text:style-name="T1"><text:tab/>The searching thing that was not your fault it was just me being stupid.</text:span></text:p>
      <text:p text:style-name="P1"><text:span text:style-name="T1"><text:tab/>They were the main things that caused me some trouble but otherwise I think it is great.</text:span></text:p>
      <text:p text:style-name="P1"><text:span text:style-name="T1"><text:tab/>I am sure there is a way to get rid of these things (referring to the metadata boxes) but I cannot see it at the moment. It will be quite nice because you need to keep remembering to scroll.</text:span></text:p>
      <text:p text:style-name="P1"><text:span text:style-name="T1"><text:tab/>I think that is all I need to say about my experience.</text:span></text:p>
      <text:p text:style-name="P1"><text:span text:style-name="T1"><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35" meta:word-count="4040" meta:character-count="21921" meta:non-whitespace-character-count="16907"/>
    <meta:generator>LibreOfficeDev/6.0.5.2$Linux_X86_64 LibreOffice_project/</meta:generator>
  </office:meta>
</office:document-meta>
</file>